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99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99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0.99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0.99pt double #ff0000" style:border-line-width-left="0.026cm 0.004cm 0.053cm" fo:border-right="0.99pt double #ff0000" style:border-line-width-right="0.026cm 0.004cm 0.053cm" fo:border-top="0.99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0.99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99pt double #000000" style:border-line-width-top="0.026cm 0.004cm 0.053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2"/>
          <table:table-cell table:style-name="ce18"/>
          <table:table-cell/>
          <table:table-cell table:style-name="ce3" table:number-columns-repeated="2"/>
          <table:table-cell table:style-name="ce18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29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Hoja4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56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62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4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3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3-01T17:19:05.109701903</dc:date>
    <meta:editing-duration>P6DT14H34M53S</meta:editing-duration>
    <meta:editing-cycles>17</meta:editing-cycles>
    <meta:generator>LibreOffice/6.4.7.2$Linux_X86_64 LibreOffice_project/40$Build-2</meta:generator>
    <meta:document-statistic meta:table-count="4" meta:cell-count="5285" meta:object-count="0"/>
  </office:meta>
</office:document-meta>
</file>